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code">
      <style:table-cell-properties style:cell-protect="protected" style:print-content="true"/>
    </style:style>
    <style:style style:name="ce97" style:family="table-cell" style:parent-style-name="ml">
      <style:table-cell-properties style:cell-protect="protected" style:print-content="true"/>
    </style:style>
    <style:style style:name="ce98" style:family="table-cell" style:parent-style-name="Soft">
      <style:table-cell-properties style:cell-protect="protected" style:print-content="true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44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45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0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Révisions Pyth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Jeu</text:p>
          </table:table-cell>
          <table:table-cell table:style-name="ce96" office:value-type="float" office:value="5" calcext:value-type="float">
            <text:p>5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97" office:value-type="string" calcext:value-type="string">
            <text:p>Mer</text:p>
          </table:table-cell>
          <table:table-cell table:style-name="ce97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Journée théâtre ?</text:p>
          </table:table-cell>
          <table:table-cell table:style-name="ce28"/>
          <table:table-cell table:style-name="ce2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Ven</text:p>
          </table:table-cell>
          <table:table-cell table:style-name="ce96" office:value-type="float" office:value="13" calcext:value-type="float">
            <text:p>13</text:p>
          </table:table-cell>
          <table:table-cell table:style-name="code" office:value-type="string" calcext:value-type="string">
            <text:p>Projet P1 : choix dataset, preprocess, ADD</text:p>
          </table:table-cell>
          <table:table-cell table:style-name="ce96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Projet P1: ADD + problématique ?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97" office:value-type="string" calcext:value-type="string">
            <text:p>Mar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string" calcext:value-type="string">
            <text:p>Projet P1: réponse à la problématique via une régression linéaire</text:p>
          </table:table-cell>
          <table:table-cell table:style-name="ce97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8" office:value-type="string" calcext:value-type="string">
            <text:p>Mer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string" calcext:value-type="string">
            <text:p>Projet P1 : présentation</text:p>
          </table:table-cell>
          <table:table-cell table:style-name="ce98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12"/>
          <table:table-cell table:style-name="ce22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table:number-columns-repeated="2"/>
          <table:table-cell table:style-name="ce22"/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14"/>
        <table:table-column table:style-name="co21" table:default-cell-style-name="ce114"/>
        <table:table-column table:style-name="co22" table:default-cell-style-name="ce114"/>
        <table:table-column table:style-name="co18" table:default-cell-style-name="ce114"/>
        <table:table-column table:style-name="co21" table:default-cell-style-name="ce114"/>
        <table:table-column table:style-name="co22" table:default-cell-style-name="ce114"/>
        <table:table-column table:style-name="co18" table:default-cell-style-name="ce114"/>
        <table:table-column table:style-name="co21" table:default-cell-style-name="ce114"/>
        <table:table-column table:style-name="co22" table:default-cell-style-name="ce114"/>
        <table:table-column table:style-name="co18" table:default-cell-style-name="ce114"/>
        <table:table-column table:style-name="co21" table:default-cell-style-name="ce114"/>
        <table:table-column table:style-name="co22" table:default-cell-style-name="ce114"/>
        <table:table-column table:style-name="co18" table:default-cell-style-name="ce114"/>
        <table:table-column table:style-name="co21" table:default-cell-style-name="ce114"/>
        <table:table-column table:style-name="co22" table:default-cell-style-name="ce114"/>
        <table:table-column table:style-name="co18" table:default-cell-style-name="ce114"/>
        <table:table-column table:style-name="co21" table:default-cell-style-name="ce114"/>
        <table:table-column table:style-name="co22" table:default-cell-style-name="ce114"/>
        <table:table-column table:style-name="co18" table:default-cell-style-name="ce114"/>
        <table:table-column table:style-name="co23" table:number-columns-repeated="45" table:default-cell-style-name="ce114"/>
        <table:table-row table:style-name="ro3">
          <table:table-cell table:number-columns-repeated="64"/>
        </table:table-row>
        <table:table-row table:style-name="ro6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7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44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144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144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30 – 12h30</text:p>
          </table:table-cell>
          <table:covered-table-cell table:number-columns-repeated="2" table:style-name="ce134"/>
          <table:table-cell table:number-columns-repeated="2" table:style-name="ce96" office:value-type="string" calcext:value-type="string">
            <text:p>Intro à Numpy et à Pandas</text:p>
          </table:table-cell>
          <table:covered-table-cell table:style-name="ce136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2h30 – 13h30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45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45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5h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45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 – 16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6h – 17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 table:number-rows-repeated="4">
          <table:table-cell table:style-name="Default"/>
          <table:table-cell table:number-columns-repeated="63"/>
        </table:table-row>
        <table:table-row table:style-name="ro10" table:number-rows-repeated="1048558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4:16:08.006221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1-20T14:20:15.660028287</dc:date>
    <meta:editing-cycles>222</meta:editing-cycles>
    <meta:editing-duration>PT16H22M27S</meta:editing-duration>
    <meta:document-statistic meta:table-count="32" meta:cell-count="1557" meta:object-count="0"/>
  </office:meta>
</office:document-meta>
</file>